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T1" style:family="text">
      <style:text-properties style:text-position="super 58%"/>
    </style:style>
    <style:style style:name="T2" style:family="text">
      <style:text-properties fo:font-style="italic" style:text-underline-style="none"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routemag.com download krups!!</text:p>
      <text:p text:style-name="Standard"/>
      <text:h text:style-name="Heading_20_2" text:outline-level="2">Day 1: Friday, July 27</text:h>
      <text:p text:style-name="Standard"/>
      <text:p text:style-name="Standard">We arrived in Athens at 1:30 pm local time, having left Montreal on Thursday night at 5:30 pm. <text:s/>Our itinerary had a transfer in Frankfurt. <text:s/>In Frankfurt, no one knew what gate our next flight was leaving from. <text:s/>We had to walk back and forth to find the correct gate. <text:s/>The first attendant we asked sent us to the wrong terminal. <text:s/>Grr. <text:s/></text:p>
      <text:p text:style-name="Standard"/>
      <text:p text:style-name="Standard">Once in Athens, we needed to catch a bus to our next destination, the Venetian town Monemvasia on the coast of the Peloponnese. <text:s/>I already visited Athens when I was in Greece in 2003 and didn't particularly want to spend time there again. We took the X93 bus from the Athens airport to get to the bus station. <text:s/>It took one hour. <text:s/>Athens is a big sprawl. </text:p>
      <text:p text:style-name="Standard"/>
      <text:p text:style-name="Standard">Last time I was in Greece, I actually briefly saw Monemvasia with M-A, but we couldn't stay. <text:s/>We were short of time on our trip and could not spend the night there, and the only return bus on that day was like in an hour, or two hours. <text:s/>I've always wanted to go back again to visit it properly, because this medieval town is so spectacular. <text:s/>Monemvasia is a highly defensible medieval fortress town perched on a slab of rock cut off from the coastline. <text:s/>The walled town climbs up on high cliffs and has only one access causeway. <text:s/>On top are ruins of the citadel and church. <text:s/>The town is magical, with narrow winding cobblestones streets, roof-tiled homes and breathtaking views of the Mirtoon Sea. </text:p>
      <text:p text:style-name="Standard"/>
      <text:p text:style-name="Standard">The bus arrived in Gefyra, the town just outside Monemvasia, at 11:00 pm. <text:s/>Slept at a guesthouse which I has reserved in advance. <text:s text:c="3"/></text:p>
      <text:p text:style-name="Standard"/>
      <text:h text:style-name="Heading_20_2" text:outline-level="2">Day 2: Saturday, July 28</text:h>
      <text:p text:style-name="Standard"/>
      <text:p text:style-name="Standard">Ate a tasty breakfast at the guesthouse, which included that famous thick sour yogurt with honey that I loved so much last time I was in Greece. <text:s/>Great orange juice. <text:s/>Crossed on foot the causeway to Monemvasia. <text:s/>The road to the town is quite a climb and it was already hot in the morning. <text:s/>We wandered around the town. <text:s/>I especially liked the narrow steep back alleys with little houses, garden courtyards and churches. We hiked up to the top of the cliffs to the ruins of the citadel. <text:s/>It was a steep climb, windy and damn hot. <text:s text:c="2"/>The ruins of the citadel were not so exciting, but the views off the cliff were spectacular. <text:s/>After getting down, we wandered around the town some more and ate at a tiny taverna overrun by at least five cats. <text:s/>I ate under close observation of a number of the cats, who imperiously stared at me, patiently and vainly waiting for me to donate food to them. </text:p>
      <text:p text:style-name="Standard"/>
      <text:p text:style-name="Standard">We took a nap in the afternoon because I was falling asleep on my feet.</text:p>
      <text:p text:style-name="Standard"/>
      <text:p text:style-name="Standard">In the evening, we ate in Gefyra in a restaurant on the beach where the waves came crashing right up to the tables. <text:s/>I ate Saganaki shrimp with feta and tomato sauce, which wasn't that good since the shrimp was probably frozen. <text:s/>Pat ate moussaka.</text:p>
      <text:p text:style-name="Standard"/>
      <text:p text:style-name="Standard">Slept at the same guesthouse, and got a discount, because we decided not to change rooms despite the owner offering us to give us a room with a better view of the beach. <text:s/></text:p>
      <text:p text:style-name="Standard"/>
      <text:h text:style-name="Heading_20_2" text:outline-level="2">Day 3: Sunday, July 29</text:h>
      <text:p text:style-name="Standard"/>
      <text:p text:style-name="Standard">The first thing eventful thing that happened on that day was that we missed the bus! <text:s/>Damn. <text:s/>We were supposed to catch the bus at 5:15 am back to Athens, in order to go Meteora, Thessaly. <text:s/>We missed it because Pat refused to go to the bus stop early, on account that according to him, being early and waiting is a waste of time. <text:s/>However, missing a bus and waiting for the next one is even more of a waste of time! <text:s/>I wanted to be at the bus stop 30 minutes in advance. <text:s/>Ok, maybe that is too early. <text:s/>As Pat wished, we left for the bus stop only 15 minutes early. <text:s/>However, the bus also was more than 10 minutes early! <text:s/>Which is why we missed it. <text:s/>Bleh. <text:s/>So we took instead the bus of 7:15 am. <text:s/>This bus was 20 minutes late! <text:s/>Sheesh! </text:p>
      <text:p text:style-name="Standard"/>
      <text:p text:style-name="Standard">We killed the time for the next bus at a restaurant that was open at 5:00 in the morning. <text:s/>Or rather, it was STILL open at 5:00 in the morning. <text:s/>It was packed with young people who apparently hadn't gone to bed yet! <text:s/>They all had come from partying from a nightclub which was upstairs. <text:s/>That's the thing with Greece: 3 hour long siestas in the afternoon, supper at 8:00-9:00 pm and nightlife. <text:s/>It is too hot in the afternoon to do anything, and towns come alive in the evening when it is cool. <text:s/>And after all, it was Sunday morning. <text:s/>Anyway, we ate crepes at 6:00 in the morning with all the partygoers. <text:s/></text:p>
      <text:p text:style-name="Standard"/>
      <text:p text:style-name="Standard">Finally, we took the bus to Athens, which took 6 hours. <text:s/>The return to Athens was a hilarious and chaotic ordeal which is a great example of the wonderful organization of stuff like the transportation systems in Greece. <text:s/>We had to change buses in Sparta, you see. <text:s/>First, in Gefyra, we were told that the second bus, between Sparta and Athens, was full -- but to hell with it -- the lady who sold me the ticket just scratched out 5:15 am and changed it to 7:15 am with a pen. <text:s/>The transfer in Sparta was just great. <text:s/>It was complete chaos. <text:s/>The bus driver <text:s text:c="3"/>ordered everyone out of the bus and was completely unclear as to which bus we <text:s/>had to get on for Athens. <text:s/>All the passengers were supremely confused. <text:s/>At the terminal, there were two buses for Athens, one at 9:45 am and one at 10:00. <text:s/>One of the bus drivers of those two buses yelled that it was the bus to Athens and proceeded to direct the passengers to put their stuff in the luggage compartment. <text:s/>All the passengers that were on our previous bus did so. <text:s/>Then the bus driver of the other bus to Athens started to redirect the same passengers to put their stuff in HIS bus. <text:s/>The tow bus drivers were yelling at this point to passengers and to each other, and passengers argued with the bus drivers. <text:s/>Apparently, all were confused as to which bus they were supposed to be on. <text:s/>Also they were people like us who paid for tickets on buses that were supposed to be full! <text:s/>Finally, passengers were randomly distributed between the two buses, luggage was taken back out of compartments and put back in in the other compartments. <text:s/>Anyway, we made it, it was great. <text:s/></text:p>
      <text:p text:style-name="Standard"/>
      <text:p text:style-name="Standard">We took the bus 51 from the bus terminal in Athens and then walked 10 minutes with our monster backpacks to the train station. <text:s/>The train to Meteora took 4 hours. <text:s/>I was passed out in the bus and train for much of the time. <text:s/>But I did get to see some of the landscape on the way, which was great with cliffs and rocks and greenery.</text:p>
      <text:p text:style-name="Standard"/>
      <text:p text:style-name="Standard">We arrived to Meteora in the evening. <text:s/>I hadn't had the chance to go to Meteora on my last trip to Greece, and since then I've always wanted to go there. <text:s/>I thought it would be an ideal destination: it would combine historical sights with fun outdoors stuff like hiking and rock climbing. <text:s/>It was my intent to do something different on this vacation than visiting ruins and historical monuments. <text:s/><text:line-break/></text:p>
      <text:p text:style-name="Standard">Meteora is one of the most amazing places I've ever been in my short life. The area <text:s/>is full of massive pillars of ancient rock and cliffs eroded into fantastic shapes. The rocks were once under an inland sea that were pushed to the surface by the huge pressure of tectonic movements. <text:s/>Erosion over a millions years isolated blocks of rocks and created overhangs and pockets of caves. <text:s/></text:p>
      <text:p text:style-name="Standard"/>
      <text:p text:style-name="Standard">In the 11<text:span text:style-name="T1">th</text:span> century, some of caves and solitary rocks had begun to be occupied by hermit monks who wanted to get away from the world! <text:s/>By the time the Turks started invading and occupying Greece in the 14<text:span text:style-name="T1">th</text:span> century, razing monasteries and persecuting the Orthodox Christian monks, the inaccessible rocks seemed like a really good place for the monks to go! <text:s/>Eventually, 24 monasteries were built on the rocks and 6 remain active today. <text:s/></text:p>
      <text:p text:style-name="Standard"/>
      <text:p text:style-name="Standard">At the time, the monasteries were accessible by removable ladders and windlasses and nets. <text:s/>Some of the ladders and nets are still visible today. <text:s/></text:p>
      <text:p text:style-name="Standard"/>
      <text:p text:style-name="Standard">We stayed the night in Kalambaka, one of the towns near Meteora. <text:s/>As we were wandering around town looking for a guesthouse, an old man on a motorbike sought us out and didn't leave us alone until I agreed to stay at his guesthouse. <text:s/></text:p>
      <text:p text:style-name="Standard"/>
      <text:h text:style-name="Heading_20_2" text:outline-level="2">Day 4: Monday, July 30</text:h>
      <text:p text:style-name="Standard"/>
      <text:p text:style-name="Standard">We visited the monasteries on foot! <text:s/>The elevation is about 500 meters from sea level, 300 meters from Kalambaka. <text:s/>We hiked 200 meters elevation up and down 4 <text:s/>monasteries in about 6 hours. <text:s/>It was scorching hot, but fun. <text:s/>We used footpaths when we could find them, but had to use the road the rest of the time and risk being run down by herds of tour buses. <text:s/>Some of the footpaths ran on insanely steep slopes that could be called cliffs. Pat responded to my reservations about the footpaths: “Well, we can either fall off the cliff on the footpath, or get run over by a bus.” <text:s/>Hmm, good point. <text:s/>I chose the cliff.</text:p>
      <text:p text:style-name="Standard"/>
      <text:p text:style-name="Standard">The monasteries are perched on isolated rocks hundreds of meters high. <text:s/>My first thought when seeing the first one was <text:span text:style-name="T2">“How the heck did they manage to build this there!!”</text:span>. <text:s/>I still don't really know how. <text:s/>The staff at monasteries objected to my capri pants and made me wear loose skirts over them. <text:s/>They didn't seem to mind so much women wearing skirts a great deal shorter and sexier than my pants, and sexy sleeveless shirts either! <text:s/>Really, it's the pants they mind. <text:s/></text:p>
      <text:p text:style-name="Standard"/>
      <text:p text:style-name="Standard">The monasteries were well built and really cool. <text:s/>The monks are cool too, and the nuns. <text:s/>The monasteries had murals depicting all kinds of interesting things on them, like various saints being martyred by Turks! <text:s/>There were paintings of saints being impassively burned, tortured and impaled and stuff. <text:s/>Also saints with their heads being separated from their bodies. <text:s/>Yes, there was one mural with the heads all floating in one pile with the corpses below, and the halos went all around the heads like fishbowls! <text:s/>It was really cool. Also there were other murals, like one with a naked Adam naming all the animals in Eden. </text:p>
      <text:p text:style-name="Standard"/>
      <text:p text:style-name="Standard">That night we decided to stay in Kastraki, the town immediately under the rocks. <text:s/>It is much smaller than Kalambaka, and almost deserted at certain times. <text:s/></text:p>
      <text:p text:style-name="Standard"/>
      <text:p text:style-name="Standard">We went to seek out a rock climbing guide that we read about. <text:s/>This guy was supposed to be hanging out at Camping Vrachos, but the people there sent us to the taverna Paradisos instead. <text:s/>There we found a guy called Vangelis who was indeed a climbing guide. <text:s/>Not just any rock climbing guide, but also a bit of a celebrity as he was the one responsible for the first ascent of many of the rocks! <text:s/>He was in the standard climbing guidebook for that region too. <text:s/>He did the first ascent of a 5.13 rock face in the area. That rock face is inside a cave and has a massive killer overhand. <text:s/>That's insane! <text:s/>He is also a firefighter. <text:s text:c="2"/>He fights fires in the area of Mount Olympus, where he is dropped from a helicopter with a firehose and tramps up and down the mountain in his heavy fire suit. <text:span text:style-name="T3"><text:s/>Holy shit, dude.</text:span> <text:s/>Also he is a waiter at his mom's taverna where we found him. We hired him to take us climbing starting morning the day after tomorrow (tomorrow he was busy fighting fires and hopefully not dying). <text:s/></text:p>
      <text:p text:style-name="Standard"/>
      <text:p text:style-name="Standard">We stayed in a bizarre hotel called the Sidney Hotel, complete with kitschy Australia souvenirs in the lobby! <text:s/>The owner was friendly and kept calling me 'darling'. </text:p>
      <text:p text:style-name="Standard"/>
      <text:h text:style-name="Heading_20_2" text:outline-level="2">Day 5: Tuesday, July 31</text:h>
      <text:p text:style-name="Standard"/>
      <text:p text:style-name="Standard">In the morning, we hiked up to one of the monasteries we hadn't seen. <text:s/>Then we walked to Kalambaka. <text:s/>By then it was siesta time and everything was closed. <text:s/>Smaller towns are dead in the afternoon between 2 and 6 pm. <text:s/>We waited around in a park for the place to come alive again so that we could eat! <text:s/>After that, we hiked up to explore some caves in the Anbaria rock face and the viewpoint from Marmaro plateau above Kastraki. <text:s/>It was sunset. <text:s/>The caves have vestiges of habitation in them, brick walls and doors. <text:s/>The caves are cool and full of bats!! <text:s/>Also on that day, Vangelis' mom spied us walking by and told us that he would not be available tomorrow morning. <text:s/>Only after 3pm... nah, 5 pm! <text:s/>Doh. <text:s/>Greeks are in no hurry to do stuff in the morning. </text:p>
      <text:p text:style-name="Standard"/>
      <text:h text:style-name="Heading_20_2" text:outline-level="2">Day 6: Wednesday, August 1</text:h>
      <text:p text:style-name="Standard">Today we were supposed to go climbing! <text:s/>But we didn't. <text:s/>Instead, we stamped up and down around the rocks looking for a rock face that we could climb with our level of skill. <text:s/>We got lost. <text:s/>We tried to find routes at Kleine Helige (ascended quite a bit, but couldn't find way up) and Sourloti-Kind. The views there were spectacular. <text:s/>Got lost in woods trying to find a passage to another rock face with an easy climbing route called the Wal. <text:s/>However, we did get a close up view of a old monastery called the Aghios Nikolaos that was built inside a cave in the rock face. <text:s/>So cool! <text:s/>This monastery is no longer active and is blocked off with a fence. <text:s/>A lot of the climbing routes have German names because a group of Germans were the first to survey and compile a climbing guidebook on the area. <text:s text:c="2"/></text:p>
      <text:p text:style-name="Standard"/>
      <text:p text:style-name="Standard">The vegetation in the area is evil! Every stupid kind of plant we came across are evil and scratchy with thorns. <text:s/>Even the tree leaves were scratchy. <text:s/>Eviiiil. <text:s/>Bushwhacking around there sucked so much!</text:p>
      <text:p text:style-name="Standard"/>
      <text:p text:style-name="Standard">In the late afternoon, we met with climbing guide Vangelis who was supposed to take us climbing. <text:s/>The reason we needed a guide to climb in Meteora is because most climbing routes are multi-pitch. <text:s/>Multi-pitch is when the cliff you attempt to climb is higher than the length of your rope. <text:s/>Ropes are only 60 meters! <text:s/>Obviously, most cliffs are much higher. <text:s/></text:p>
      <text:p text:style-name="Standard"/>
      <text:h text:style-name="Heading_20_3" text:outline-level="3">Multi-pitch climbing</text:h>
      <text:p text:style-name="Standard"/>
      <text:p text:style-name="Standard">This part is long to explain. <text:s/>Obviously, if you are not at all curious about what I learned in order to rock climb outside, don't read this! <text:s text:c="2"/>Multi-pitching goes like this: the first climber has to lead climb to the height allowed by the rope. <text:s/>The rope is not tied to an anchor yet, so the lead climber must clip his rope to bolts with quickdraws as he is climbing. <text:s/>The bolts have been drilled and glued into the rock when the climbing route was opened by expert climbers. <text:s/>Anyways, after climbing to the height allowed by the rope, the lead climber secures himself to a belaying anchor at a specific point on the rock face. <text:s/>He can then belay (secure the climb) of the climbers who follow. <text:s/>Then is the fun part – the following climbers join up with the lead climber and tie themselves to the anchor. <text:s/>The following climbers also need to get all the quickdraws back as they climb. <text:s/>That was the first pitch. <text:s/>Now for the second pitch. <text:s/>The rope is pulled up and we start over again! <text:s/>Over and over until the top of the cliff is reached. <text:s/>Sounds easy eh? <text:s/>Yeaaahh... No. <text:s/>It's crazy complicated. <text:s/>So many things can go wrong. <text:s/>And the height of a cliff can be hundreds of meters. <text:s/></text:p>
      <text:p text:style-name="Standard"/>
      <text:p text:style-name="Standard">Even more fun is getting down! <text:s/><text:span text:style-name="T4">How do we get down? </text:span><text:s/>We have to rappel down! <text:s/>That's really fun. <text:s/>A rappel anchor is set up at the top of the cliff. <text:s/>Then the climber must set up a system where he can slide/walk down without straining the anchor. <text:s/>This is set up with various gear that distributes the weight of the climber (harness, carabiner, ATC, prussik, etc) and the rope. <text:s/>Well, again the cliff is higher than the length of the rope! <text:s/>So the climber who is rappelling ties himself into the anchor where the previous pitch was done. <text:s/>After all the climbers have rappelled to this pitch, the rope is pulled down. <text:s/>Repeat until the safety of the ground is reached. <text:s/>At last!</text:p>
      <text:p text:style-name="Standard"/>
      <text:p text:style-name="Standard">Ok. <text:s/>So in Meteora, most routes are multi-pitch. <text:s/>Pat and I do not possess the knowledge and skills to multi-pitch safely (that's not what Pat thinks, but he's crazy and is going to get himself killed one day. <text:s/>Well, I hope not). <text:s/>I wonder if multi-pitching without knowing what we are doing would be as dangerous drunk driving? <text:s/>So we hired super-man Vangelis! <text:s/>Pat also tried to talk me into multi-pitching the classic route of the rock called the Holy Ghost. <text:s/>The route is called the Traumpheiler. <text:s/>It's high! It's 300 meters! <text:s/>9 pitches! <text:s/>This represents 6 hours of climbing. <text:span text:style-name="T3"><text:s/>Ohhhmygod.</text:span> <text:s/>Also this rock face has no bail out points. <text:s/>This meant that the only way to get down was to get to the top and then rappel down. <text:span text:style-name="T3">Can I really climb this?</text:span></text:p>
      <text:p text:style-name="Standard"/>
      <text:p text:style-name="Standard">The Holy Ghost rock is so cool! <text:s/>It has a humongous cave in it that you could fit a battleship in. <text:s/>Monks decided to settle in there and built a series of platforms above ground accessible by ladders. <text:s/>Vestiges of this habitation are still there. <text:s/>It is awesome. <text:s/>That convinced me to try to climb it!</text:p>
      <text:p text:style-name="Standard"/>
      <text:h text:style-name="Heading_20_2" text:outline-level="2">Day 7: Thursday, August 2</text:h>
      <text:p text:style-name="Standard"/>
      <text:p text:style-name="Standard">We didn't climb the Holy Ghost, much to Pat's disappointment. <text:s/>On the morning of the day when we were supposed to climb Traumpheiler on the Holy Ghost, it looked like there would be a storm. <text:s/>Being stuck on a cliff for 6 hours in the rain would be too dangerous. <text:s/>So Vangelis took us instead to a shorter climb, a variant of Nixenauge, with only 5 pitches on a rock called Ambaria. <text:s/>It is 135 meters high and has pockets of caves in the rock face. <text:s/>This climb was easy, but still took 3 hours. <text:s/>And it didn't even rain in the end. </text:p>
      <text:p text:style-name="Standard"/>
      <text:p text:style-name="Standard">I had a small accident while climbing. <text:s/>The rocks at Meteora are a conglomerate type of rock. <text:s/>The rock consists of bunches of rocks stuck together. <text:s/>The annoying thing about this type of rock is that they fall apart and sometimes fall out as you are climbing! This is what happened to me. <text:s/>A rock I was lifting myself on fell right off in my hand and I fell with it. <text:s/>Luckily, the rock did not land on Pat's head below. I gouged my leg on the edge of a rock when I fell. <text:s/>My thoughts were: CRAP<text:span text:style-name="T3">, I can't believe that rock just fell out! <text:s/>OMG, I almost killed Pat! Well no, actually, I didn't, coz he has a helmet. <text:s/>Wow, it sure is pissing a lot of blood! <text:s/>I</text:span> was too busy trying to climb after that to mind that I was bleeding all over the place. <text:s/>It was quite exciting. <text:s/>The gash on my leg was 5 cm long, with one part fairly deep that bled for 3 days.</text:p>
      <text:p text:style-name="Standard"/>
      <text:p text:style-name="Standard">We climbed to the top with five pitches. <text:s/>I never climbed anything this high before. <text:s text:c="3"/>The town and trees looked really far away down, although it was only 135 meters. <text:s/></text:p>
      <text:p text:style-name="Standard"/>
      <text:p text:style-name="Standard">Now we had to rappel down! <text:s/>Rappelling is fun, once you have set it up. <text:s/>I don't like doing the set up and am always anxious when doing it. <text:s/>There's many things I can screw up. I suck at manipulating all those pieces of gear. <text:s/>After my second rappel down, I actually dropped my ATC while setting up for the next one, right in front of the eyes of our guide Vangelis! <text:s/>It was like in a nightmare. <text:s/>I had just dropped the piece of gear I need to get down the cliff! <text:s/>Vangelis had a look on his face that said <text:span text:style-name="T3">“I can't believe she just did that”.</text:span> <text:s/><text:span text:style-name="T3">Aha! <text:s/>That's why I hired you, Mr. <text:s/>So that I wouldn't get us killed because of my lack of experience and skill! <text:s/>Duh. <text:s/>You see, I might suck sometimes, but I am smart! Or something. <text:s/></text:span>So the guide lent me another piece of gear---a figure 8---that can be used for rappelling. <text:span text:style-name="T3">Yay, I am saved! </text:span><text:s/>It went just great after that, except for me being in terror that I'd drop something else at each pitch.</text:p>
      <text:p text:style-name="Standard"/>
      <text:p text:style-name="Standard">This is probably not at all interesting and is confusing, but rappelling goes like this. <text:s/>You start by being clipped into the rappel anchor that is set up in the rock face. <text:s/>It can be a metal ring that was drilled into the rock, or you construct an anchor using slings and rocks or trees and stuff. <text:s/>Now you tie one end of a sling in a double eight knot to the belay loop at the front in your harness. <text:s/>You tie a loop at the other end of the sling and in the middle. The rope is passed through the anchor. <text:s/>You set up the rope through your ATC. <text:s/>ATCs are used to belay (secure) someone as he is climbing, and to rappel. <text:s/>A steel carabiner is clipped through the ATC, the rope and the middle loop on your sling. <text:s/>Now you a secured to the rope with this. <text:s/>Now you can rappel down by holding the rope and hopping down the cliff. <text:s/>But <text:s/>you need one more thing to secure you in case you drop the rope! <text:s/>If you drop the rope, you will fall down the rope 30 meters and either tear your hands open trying <text:s/>to take hold of the rope again, or bash yourself to death on rocks in the fall, or something equally sucky. <text:s/>So you use another piece of rope called a prussik. <text:s/>You tie the prussik in a biting knot around the rope below the ATC. <text:s/>You also clip the prussik with a carabiner to the belay loop on your harness. <text:s/>You rappel down the cliff with one hand jerking the prussik on the rope and with the other hand feeding the rope through the ATC. <text:s/>If you let go of the rope or prussik, the prussik with bite the rope and stop there. <text:s/>You won't fall because the prussik is also clipped to your harness! <text:s/>It's great. Prussiks are my friends. I am forever in dread of dropping mine down the cliff while setting up the rappel. <text:s/>But that is still ok because we can still use a sling as a prussik. <text:s text:c="3"/></text:p>
      <text:p text:style-name="Standard"/>
      <text:p text:style-name="Standard">Also it is absolutely crucial to tie a knot at the end of the rope, so that you won't rappel off the end of the rope and fall down to your death if the rope is shorter than the cliff! <text:s/>People have been known to die like this, the idiots. <text:s text:c="3"/></text:p>
      <text:p text:style-name="Standard"/>
      <text:p text:style-name="Standard">I think ATCs and prussiks get dropped a lot by beginners. <text:s/>There's too much crap to handle at once while being perched on the face of a cliff. <text:s/>I hate it.</text:p>
      <text:p text:style-name="Standard"/>
      <text:p text:style-name="Standard">Anyway, we got down. <text:s/>Yay. <text:s/></text:p>
      <text:p text:style-name="Standard"/>
      <text:p text:style-name="Standard">In the evening when it got cooler after 5 pm, we went climbing again on the rock called Doupiani, by ourselves. <text:s/>It was getting dark so we didn't get to climb to the top.</text:p>
      <text:p text:style-name="Standard"/>
      <text:h text:style-name="Heading_20_2" text:outline-level="2">Day 8: Friday, August 3</text:h>
      <text:p text:style-name="Standard"/>
      <text:p text:style-name="Standard">Today we climbed 25m of an evil evil route called <text:s/>Historiche Meile on the Doupiani rock. <text:s/>It is a VII+/ 5.10d route. <text:s/>That's insane, I can't believe I did it! <text:s/>I climb comfortably 5.8 routes. I climb 5.9 with no technical difficulty, but usually lack strength to do the pull-ups needed. <text:s/>We didn't realize this was a 5.10d! We confused it with another rock. <text:s/>Pat lead climbed first and belayed me from the top. <text:s/>The climb was crazy!! I was so utterly terrified the whole way due to the lack of handholds! <text:s/>Halfway up the climb, the rock face became smooth and insane. I was like, <text:span text:style-name="T3">WTF?! No handholds. <text:s/>ARGH I'm stuck! I can't get up AHH OMG, WTF!!</text:span> <text:s/>But I couldn't get lowered down because the metal pole at the top of the pitch was not a toprope anchor! I couldn't get lowered down on that. I had to get up to the top and rappel down.<text:span text:style-name="T3"> ARGH! Shiiit. What do I do?? </text:span><text:s/></text:p>
      <text:p text:style-name="Standard"/>
      <text:p text:style-name="Standard">I was in terror. But I did make it to the top with no falls at my absolute limit. I was spent and shaking with effort and fright. <text:s/>Of course Pat was belaying me, so there was nothing to be stressed out about right?? <text:s/><text:span text:style-name="T3">Yeeaah—no.</text:span> The prospect of taking a fall with the rope is still scary! <text:s/>When I got to the top, it was worse. I saw that the belay anchor was a metal spike sticking out of the rock face! <text:s/><text:span text:style-name="T3">WTF, not a ring? Damn. </text:span>That totally psyched me out. <text:s/>I thought, t<text:span text:style-name="T3">he rope can just... slip off, can't it?? <text:s/></text:span>(Apparently not, actually. It was safe. Or something.) And the anchor was not redundant in that there was not another ring or something in case the spike failed. Anchors are supposed to be redundant!! <text:span text:style-name="T3">Eek!</text:span> <text:span text:style-name="T3">Who thought it was a good idea to install that as an anchor?? Whoever did this, I hate you, you bastard... </text:span><text:s text:c="2"/>I rappelled to the ground, but not without a lot of stress. <text:s text:c="4"/></text:p>
      <text:p text:style-name="Standard"/>
      <text:p text:style-name="Standard">Anyway, we rappelled down. <text:s/>Then we walked around a bit and ran into some guys! One of them was another of those local celebrities that first ascended the Meteora rocks. <text:s/>His name was Jorgos. <text:s/>He also was in our climbing guidebook! <text:s/><text:span text:style-name="T3">Well hello, Jorgos... we climbed with Vangelis yesterday, aha. We are cool. <text:s/></text:span><text:span text:style-name="T4">We found out from him that the crazy route we just climbed was a 5.10d. <text:s/>My thought was: </text:span><text:span text:style-name="T3">Whaaat?! <text:s/>I climbed a 5.10d? <text:s/>OMG!! </text:span><text:span text:style-name="T4">Then, </text:span><text:span text:style-name="T3">Pat, you idiot, I can't believe you made me do this and said it was a 5.7! I hate you, damn it!</text:span></text:p>
      <text:p text:style-name="P1"/>
      <text:p text:style-name="Standard">Jorgos pointed out a non-crazy route to us, Ostria, that we could climb on the same rock. <text:s/>Thanks, Jorgos. <text:s/>I climbed it, no problem. <text:s/>When I was rappelling down, I heard this jingling that came from the road behind some trees. <text:s/><text:span text:style-name="T3">Jingling? <text:s/>What's an ice cream truck doing all the way out here in the middle of nowhere?!</text:span> <text:s/>But no, it was not an ice cream truck as I first thought. <text:s/>When I went to look, I saw that it actually was a herd of goats! <text:s/>They all had bells hanging around their neck. <text:s/><text:span text:style-name="T3">It's goats! Like...30....50 Goats! <text:s/>Goats all over the place!! OMG! </text:span><text:span text:style-name="T4">They looked like they were all different breeds. Some were tall and long haired, and some were stubby and with short hair, and they were mixed colours. <text:s/>So cute. <text:s/>Then I heard someone yell and whistle. And up came an old man with a vest, hat and stick. A goatherd. He was probably taking his goats to pasture or back to the farm.</text:span></text:p>
      <text:p text:style-name="P2"/>
      <text:p text:style-name="P2">On this route, we rappelled down without climbing the second pitch. Pat wanted to do multi-pitching but I felt it would be unsafe. <text:span text:style-name="T3">Excuse me? <text:s/>Are you proposing that we multi-pitch and do you think you can do it safely just because you watched Vangelis do it?? And those stupid anchors that are not redundant? <text:s/>Well, let me think.... NO.</text:span> Oh yeah, and I was also saying something like this: <text:span text:style-name="T3">I'm spooked, I want to get down, not up!! </text:span></text:p>
      <text:p text:style-name="P2"/>
      <text:p text:style-name="P2">That's Pat for you. <text:s/>Really confident. <text:s/>I was not. <text:s/>Confident in his abilities, I mean. <text:s/>So we didn't climb the second pitch. <text:s/></text:p>
      <text:p text:style-name="P2"/>
      <text:p text:style-name="Standard">In the evening, we climbed near Kalambaka (Kleftogeorgios-Nordgipfel route), 1 pitch, <text:s text:c="2"/>40m (20m rappel). When we were walking back from Kalambaka to our campground in Kastraki, some guy in a car pulled over beside us. <text:s/>It was Jorgos! <text:s/>He gave us a ride back to our campground.</text:p>
      <text:p text:style-name="Standard"/>
      <text:p text:style-name="Standard">Our campground was more or less quiet except for the night when we had very noisy neighbours. <text:s/>Those particular neighbours were a group of two girls and two guys who spoke loudly in Spanish and who I think really wanted to get laid. <text:s/>The girls were very giggly.</text:p>
      <text:p text:style-name="Standard"/>
      <text:h text:style-name="Heading_20_2" text:outline-level="2">Day 9: Saturday, August 4</text:h>
      <text:p text:style-name="Text_20_body"/>
      <text:p text:style-name="Text_20_body">In the morning, we climbed a multipitch on Doupiani. <text:s text:c="2"/>We climbed a different route than the day before and climbed the second pitch. <text:s/>Nothing exciting happened on the way up, but the way down was interesting. When rappelling down, Pat found that the rope did not reach the ground. <text:s/>Doh! <text:s/>This was not a surprise, as when we climbed, the pitch was longer than half of the rope. <text:s/>So we had to down climb to the ground for about 3 meters without being secured to the rope. Less than ideal, but it was ok. <text:s/>It was vertical, but easy. <text:s/>It was the first multipitch we climbed by ourselves. <text:s/></text:p>
      <text:p text:style-name="Text_20_body"/>
      <text:p text:style-name="Text_20_body">At this point I was kinda sick of climbing and we debated if we should leave. We took the 8:30 pm bus from Kastraki to Trikala. <text:s/>The bus stop is funny... there is no sign or anything. <text:s/>It's kinda a little way on the road off of Vrakkos campground. <text:s/>the locals know where it is. As we left, it started raining. No more climbing for us. The bus took 30 mins (2 EUR). <text:s text:c="3"/></text:p>
      <text:p text:style-name="Text_20_body">We stayed at Hotel Lhtaio adjacent to Trikala bus station (60EUR).</text:p>
      <text:h text:style-name="Heading_20_2" text:outline-level="2">Day 10: Sunday, August 5</text:h>
      <text:p text:style-name="Text_20_body">Now for the hiking adventure. <text:s/>That was different. <text:s/>So first we had this idea of hiking mount Olympus. <text:s/>However, when we previously spoke to our friend Vangelis (the climbing guide who also happens to be a mountain firefighter...), we learned that he had recently been fighting fires and for his life in the Olympus area. <text:s/>He said, “Guys, you are crazy if you go there”. <text:s/>Ok, then. <text:s/>When guides tell you it is crazy to do something, I guess we shouldn't do it! <text:s/>Ok so Pat got this other idea of hiking this mountain called Kourakas, a couple hours from Delphi. This mountain was supposedly very scenic. <text:s/>Great, we now had a destination. <text:s/>Now how do we get there? <text:s/>That was fun. <text:s/>It is very remote. </text:p>
      <text:p text:style-name="Text_20_body"/>
      <text:p text:style-name="Text_20_body">We took the bus from Trikala to Lidhoriki. <text:s/>The bus dumped us and our bags in the town square. It became apparent shortly after than there were no hotels. Not a tourist destination. <text:s/>No English speakers could be found... it became dark, it was evening. <text:s/>It became apparent that we might not find a place to stay. <text:s/>Oops. <text:s/>So we walked aimlessly and past the bakery and shops and things... and there was this building, with a sign in Greek that we could not read. <text:s/>On the door was the logo of the Ministry of Tourism. <text:s/>It was also written “Parakalo – kalliste ... ” plus a phone number. <text:s/>The door was not locked, inside was a sitting room with a phone. But no people. No people at all. <text:s/></text:p>
      <text:p text:style-name="Text_20_body"/>
      <text:p text:style-name="Text_20_body">Inside was also a bunch of locked rooms with numbers on them. <text:s/>It must be a pension!! Worse comes to worse, I thought, we could sleep right there in the sitting room and not on the street and get arrested. Great!! <text:s/>Then we tried calling the phone number from the phone in the sitting room with no success. We were too incompetent to actually use the phone successfully. <text:s/>So Pat walked back to the town square to use a pay phone. <text:s/></text:p>
      <text:p text:style-name="Text_20_body"/>
      <text:p text:style-name="Text_20_body">At the other end of the line was a dude who spoke, of course, Greek, and who was very confused as to what Pat was saying. I am often confused as to what Pat is mumbling at best of times and we speak the same language, I think. <text:s/>However, the dude passed his cell over to his buddy across the square at the taverna, who did speak English. <text:s/>That guy who spoke English was called George. <text:s/>The guy said: “Yeah, if you need anything in this village, ask anybody to call me, George”. <text:s/>In the end, the guy, who was the owner of the pension, came to meet us on the spot. <text:s/>He gave us a key and communicated to us in Greek and sign language to call him in the morning to arrange payment. <text:s/></text:p>
      <text:p text:style-name="Text_20_body"/>
      <text:p text:style-name="Text_20_body">The room was nice and clean. <text:s/>The village was very pretty, with a cute bakery and lotsa old Greeks who chat loudly all day on the taverna terrace. <text:s text:c="2"/>The bakery had these insanely tasty things....like flaky spinach or apple pastries!! <text:s/>We also ate at the taverna. <text:s/>That was fun too. <text:s/>We unsuccessfully communicated with the first waiter that tried serving us... so they sent us the “English speaking gall” of the taverna, who managed to make us order stuff like lemon lamb and other things. </text:p>
      <text:p text:style-name="Text_20_body"/>
      <text:h text:style-name="Heading_20_2" text:outline-level="2"/>
      <text:h text:style-name="Heading_20_2" text:outline-level="2">Day 11: Monday, August 6</text:h>
      <text:p text:style-name="Text_20_body"/>
      <text:p text:style-name="Text_20_body">This morning, we loaded up on spinach pastries from the bakery and called our friend the pension owner to arrange payment.</text:p>
      <text:p text:style-name="Text_20_body">Then we tried to figure out how to get to Ano Mousounitsa, the village which is the starting base for the hike up Kourakas. <text:s/>The only way to get to Ano Mousounitsa is by car, or taxi. <text:s/>Our first attempt to get a taxi failed, as for some reason he did not come. So we waited for a long time at the town square, sitting on our bags. We eventually managed to grab a taxi and convince the driver to drive us up to Ano Mousounitsa. It took convincing for some reason. <text:s/>Some helpful guy even came up to us to help us communicate with the driver. <text:s/>So the driver agreed to take us there for 30 EUR. <text:s/></text:p>
      <text:p text:style-name="Text_20_body"/>
      <text:p text:style-name="Text_20_body">The drive up was beautiful and scenic but kinda scary. It was a winding narrow mountain road passing through villages and goat herds. <text:s/>The taxi driver drove like a madman despite the steep turns, speeding and yelling on this cell phone all the while. <text:s/>I guess it was normal driving for these parts.</text:p>
      <text:p text:style-name="Text_20_body"/>
      <text:p text:style-name="Text_20_body">Finally, the taxi dropped us off near the square of the village Ano Mousounitsa. <text:s/>This place was really very remote. <text:s/>It was splendid. <text:s/>It was basically a mountain village of a 100 people. <text:s/>The village square had an old church, 2 tavernas, many chairs and tables for the nightly gathering of the inhabitants and a large tree growing in the middle of it with a fountain.</text:p>
      <text:p text:style-name="Text_20_body"/>
      <text:p text:style-name="Text_20_body">At this point we tried to get a map but failed. <text:s/>We managed to buy supplies for the hike, fresh bread and feta cheese to live off for 2 days!! <text:s/>It was the best bread and cheese I ever had, by the way. <text:s/>We also communicated with the taverna staff to convince them to let us leave our bigger packs until we came back. <text:s/>We only took what we needed for the hike (which was already too heavy). <text:s/></text:p>
      <text:p text:style-name="Text_20_body"><text:s/></text:p>
      <text:p text:style-name="Text_20_body">So having no map but with our trusty hiking guidebook, we left for the summit of Kourakas. <text:s/></text:p>
      <text:p text:style-name="Text_20_body"/>
      <text:p text:style-name="Text_20_body">The summit of Kourakas is at 2,495 meters. <text:s/>Elevation from Ano Mousounitsa is 1,000 meters. <text:s/>The first part of the hike was foresty and bouldery. <text:s/>Sometimes there was only a dirt path. <text:s/>There were many little shrines on the way and one mountain <text:s/>water source stop. <text:s/>The trail indications were not always clear.</text:p>
      <text:p text:style-name="Text_20_body"/>
      <text:p text:style-name="Text_20_body">Then there was this part of the trail above the treeline that followed a mountain road serving various Shepherds and sheep folds. <text:s/>Sheep folds are near vast areas where the sheep are kept. <text:s/>We could see and hear the sheep far off in the distance of rolling hills. <text:s/>The <text:s/>road/trail did come right alongside one sheep fold which did have sheep and was guarded by about five very large and very fierce sheepdogs. <text:s/>The dogs and molossi, wolf sized sheepdogs known for their ferocity and for giving trouble to hikers. The trail ran pretty close to the sheep fold, but I thought they would leave us alone as long as we did not approach. <text:s/>The dogs did not come close but were very loud and impressive looking. They come to about waist high to me. <text:s text:c="2"/></text:p>
      <text:p text:style-name="Text_20_body"/>
      <text:p text:style-name="Text_20_body">Walking on the road, we became really doubtful about the way to go. There were no trail indications that we could see. A motorcyclist came our way and we stopped him. <text:s/>We managed to communicate to him that we were looking for the way to the refuge on the trail to the summit and he confirmed that we were headed the right way. <text:s/>Funny how this place is so remote, but locals know exactly where stuff is, like trails in the middle of nowhere.</text:p>
      <text:p text:style-name="Text_20_body"/>
      <text:p text:style-name="Text_20_body">We hiked for about 5 hours with 800 meters elevation to a refuge. <text:s/>The refuge is a <text:s/>stone building built on an outlook on the way to the summit. <text:s/>The refuge was locked but did have a more or less flat area where we could camp. There were also a lot of sheep droppings on the grass. <text:s/></text:p>
      <text:p text:style-name="Text_20_body"/>
      <text:p text:style-name="Text_20_body">In the refuge area, two tents were already set up. Turns out a family of Germans were also hiking up to the summit. <text:s/>Two men and with two children. <text:s/>We chatted with them and ate our bread and cheese and leftover stuff. <text:s/>The bread and cheese was so very tasty. <text:s/>It was the best. <text:s/>I followed the trail indications for the drinkable mountain spring to fill in our water bottles. <text:s/>Then we slept. <text:s/>It was very windy and cold. <text:s/>I was so damn cold. Also, the ground was not flat. <text:s/></text:p>
      <text:p text:style-name="Text_20_body"/>
      <text:h text:style-name="Heading_20_2" text:outline-level="2">Day 12: Tuesday, August 7</text:h>
      <text:p text:style-name="Text_20_body"/>
      <text:p text:style-name="Text_20_body">We got up bright and early to hike up to the summit. <text:s/>Now this part of the hike was steep with many rocks and boulders. <text:s/>It was a patch of loose rocks called scree. <text:s/>Hiking up that was hard. <text:s/>But the hard part would be to get down again. <text:s/>At this point, we were at 1,800 meters of elevation. <text:s/>Once we hike up part of that steep wall, the view down into the valley where the refuge was was breathtaking. <text:s/>It was bright and crisp and sunlight made the rocks shine. Sunlight filtering through the clouds made the valley into patches of bright and dark green.</text:p>
      <text:p text:style-name="Text_20_body"/>
      <text:p text:style-name="Text_20_body">After one hour of exertion to hike up the loose rocks part, we arrived at a plateau. <text:s/>It was another valley this far up on the mountain. <text:s/>This rolling green grass was filled with sheep droppings. <text:s/>Shepherds are in frikkin good shape to bring the sheep up and down the mountain around here!! <text:s/>The valley was spotted with huge boulders on which the trail indications were painted in red. <text:s/>Arrows pointed the direction to the summit. <text:s/></text:p>
      <text:p text:style-name="Text_20_body"/>
      <text:p text:style-name="Text_20_body">We crossed the plateau and hiked the last part to the summit. <text:s/>This part was very vertical and it was really more like rock climbing than hiking. <text:s/>The Germans had started the hike after us and had caught up really fast. <text:s/>These children were insanely fit, they practically ran up the mountain. <text:s/>I raced the boy up to the summit for no good reason, really. <text:s/>At the vertical part, I was faster than him and was the first to reach the summit.</text:p>
      <text:p text:style-name="Text_20_body"/>
      <text:p text:style-name="Text_20_body">The summit was at 2,495 meters of elevation. The summit was indicated with a metal EOS flag (Greek outdoors society or something). <text:s/>There was also a summit box which was actually a old shrine with a candle and icons inside. <text:s/></text:p>
      <text:p text:style-name="Text_20_body"/>
      <text:p text:style-name="Text_20_body">The view of the surrounding peeks was breathtaking... mountainous peeks as far as the eye could see. <text:s/>I felt very isolated and very small. <text:s/>Far off into the distance we could hear the barking of sheep dogs and braying of sheep. <text:s/>I could see the sheep very far away in the valley of another peek with binoculars. They were little white and black dots, with black dots moving fast that must be the dogs. <text:s/>To think that somewhere far over there, there is a lone man herding his flock by himself in this really remote place... unimaginable way of life for me. <text:s/></text:p>
      <text:p text:style-name="Text_20_body"/>
      <text:p text:style-name="Text_20_body">We ate more bread and cheese and rested for a while. <text:s/>The Germans gave us cookies. <text:s/>Now the fun part was to get down. <text:s/>Hiking up is tiring, but hiking down is a bitch. <text:s/>Walking down this moving patch of rocks sucked for my knees. <text:s/>I cannot survive without walking sticks.</text:p>
      <text:p text:style-name="Text_20_body"/>
      <text:p text:style-name="Text_20_body">We arrived to the refuge and took our packs and tent and hiked back to the village. <text:s/>Altogether, the hike back took 6 hours. <text:s/>I hiked down really fast. <text:s/></text:p>
      <text:p text:style-name="Text_20_body"/>
      <text:p text:style-name="Text_20_body">We arrived at the village, I was exhausted. We went to the taverna to claim our larger packs and eat. <text:s/>Villagers looked at us curiously... yes, we're the crazy dudes who left for the mountain two days ago! We're back. <text:s/>The Germans were already at the taverna, where they collected more of their family, a mom and an uncle. <text:s/>While we ate, some ancient lady with a cane came up to us. She said: “Hello!! Do you like my village? It is nice. I am Canadian!”. So are we. Small world. <text:s/>This lady immigrated to Canada and came back to her home village to live out the rest of her life, maybe. </text:p>
      <text:p text:style-name="Text_20_body"/>
      <text:p text:style-name="Text_20_body">Now to figure out how to get back to Lidhoriki. <text:s/>That part was also interested. <text:s/>We manage to make the taverna staff call a taxi for us. <text:s/>The taxi needed to come from Lidhoriki to come get us. <text:s/>When villagers need to go somewhere, they must usually get a ride from someone. <text:s/>We waited on the side of a road for the taxi. It came! <text:s/>The driver was a crazy fast driving chick. <text:s/>If I thought the previous taxi driver drove like a maniac, she was worse. <text:s/>She drove fast on the swerving road with the car windows open, smoked and yelled on her cell phone all at once. I don't know how someone can have stuff in both hands and still speed into a turn on the side of a cliff, and like, not die. <text:s/>But she did it. <text:s/>She also talked to us. <text:s/>Well, it was more like yelling, but friendly kinda. <text:s/>She also yelled stuff at passerbys she knew when she drove through the other villages. <text:s/>I watched the goats on the side of the road. <text:s/></text:p>
      <text:p text:style-name="Text_20_body"/>
      <text:p text:style-name="Text_20_body">Back to Lidhoriki. We stayed at the pension again. <text:s/>We called our buddy the pension owner again. <text:s/>He seemed to find it amusing to see us again. <text:s/></text:p>
      <text:p text:style-name="Text_20_body"><text:s text:c="2"/></text:p>
      <text:h text:style-name="Heading_20_2" text:outline-level="2">Wednesday, August 8</text:h>
      <text:p text:style-name="Text_20_body">Next day, I ate more flaky spinach pastries from the bakery. I do hope I remember the texture and flavor of those pastries for the rest of my life. <text:s/>We took the bus at 10:00 am back to Athens. <text:s/>We arrived in Athens around 3:00 pm. <text:s/>We stayed at a hotel near the parliament. It cost 90 EUR. <text:s/></text:p>
      <text:p text:style-name="Text_20_body"/>
      <text:p text:style-name="Text_20_body">We visited the Parthenon. Although I had seen it before, Pat hadn't, so we had to go. <text:s/>It wasn't nearly as impressive this time around. <text:s/>There are these cats that live on top of the Parthenon. There is also a dog! </text:p>
      <text:p text:style-name="Text_20_body"/>
      <text:h text:style-name="Heading_20_2" text:outline-level="2">Thursday, August 9</text:h>
      <text:p text:style-name="Text_20_body"/>
      <text:p text:style-name="Text_20_body">This morning, we headed to the airport in Athens and took the plane back to Canada. <text:s/>The plane was at 6:00. We took the bus to the airport at like 4:00 am. <text:s/>The night before, I argued with Pat forever about the time to get up and take the bus at. See, Pat has this thing about not wasting time and leaving to go somewhere latest as possible in order not to waste time waiting at destination. He also has missed flights more than once. <text:s/>I could not be dissuaded about leaving for the airport early. <text:s/>I don't miss flights, usually.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style:use-window-font-color="true" style:font-name="DejaVu Sans" fo:font-size="12pt" fo:language="en" fo:country="US" style:letter-kerning="true" style:font-name-asian="DejaVu Sans2" style:font-size-asian="10.5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Patrick Lam</meta:initial-creator>
    <meta:creation-date>2007-08-05T15:13:52</meta:creation-date>
    <dc:creator>Patrick Lam</dc:creator>
    <dc:date>2008-01-01T11:54:34</dc:date>
    <dc:language>en-US</dc:language>
    <meta:editing-cycles>101</meta:editing-cycles>
    <meta:editing-duration>PT18H9M56S</meta:editing-duration>
    <meta:user-defined meta:name="Info 1"/>
    <meta:user-defined meta:name="Info 2"/>
    <meta:user-defined meta:name="Info 3"/>
    <meta:user-defined meta:name="Info 4"/>
    <meta:document-statistic meta:table-count="0" meta:image-count="0" meta:object-count="0" meta:page-count="14" meta:paragraph-count="98" meta:word-count="7336" meta:character-count="39082"/>
  </office:meta>
</office:document-meta>
</file>